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012" officeooo:paragraph-rsid="000cd5ec"/>
    </style:style>
    <style:style style:name="P2" style:family="paragraph" style:parent-style-name="Standard">
      <style:text-properties officeooo:rsid="001f966c" officeooo:paragraph-rsid="000cd5ec"/>
    </style:style>
    <style:style style:name="P3" style:family="paragraph" style:parent-style-name="Standard">
      <style:text-properties officeooo:rsid="0007cbf6" officeooo:paragraph-rsid="000cd5ec"/>
    </style:style>
    <style:style style:name="P4" style:family="paragraph" style:parent-style-name="Standard">
      <style:text-properties officeooo:rsid="00086a34" officeooo:paragraph-rsid="000cd5ec"/>
    </style:style>
    <style:style style:name="T1" style:family="text">
      <style:text-properties officeooo:rsid="0007cd4e"/>
    </style:style>
    <style:style style:name="T2" style:family="text">
      <style:text-properties officeooo:rsid="000a7547"/>
    </style:style>
    <style:style style:name="T3" style:family="text">
      <style:text-properties officeooo:rsid="001c18e2"/>
    </style:style>
    <style:style style:name="T4" style:family="text">
      <style:text-properties officeooo:rsid="001e2175"/>
    </style:style>
    <style:style style:name="T5" style:family="text">
      <style:text-properties officeooo:rsid="000cd5ec"/>
    </style:style>
    <style:style style:name="T6" style:family="text">
      <style:text-properties officeooo:rsid="000eb9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 rebalancing done on the dataset</text:p>
      <text:p text:style-name="P3">ResNet Architecture <text:span text:style-name="T1">with Batch Normalization</text:span></text:p>
      <text:p text:style-name="P3">Feature scaling<text:span text:style-name="T2">(Standard Scaling)</text:span> on <text:span text:style-name="T3">training dataset followed by transform on the testing dataset</text:span></text:p>
      <text:p text:style-name="P3">Constant learning rat<text:span text:style-name="T3">e</text:span></text:p>
      <text:p text:style-name="P3">ReLU activation function in all layers</text:p>
      <text:p text:style-name="P4"><text:span text:style-name="T4">SGD</text:span> <text:span text:style-name="T5">with momentum </text:span>optimizer<text:tab/></text:p>
      <text:p text:style-name="P1">Validation Los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5:20:12.086159448</meta:creation-date>
    <dc:date>2019-10-18T15:28:47.349195884</dc:date>
    <meta:editing-duration>PT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9" meta:character-count="281" meta:non-whitespace-character-count="247"/>
  </office:meta>
</office:document-meta>
</file>